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8.497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3.93cm"/>
    </style:style>
    <style:style style:name="co19" style:family="table-column">
      <style:table-column-properties fo:break-before="auto" style:column-width="3.406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itm_mail_coif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itm_mail_coif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itm_mail_coif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_big, itm_javelin_bi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8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2|knows_power_strike_2|knows_power_throw_4|knows_power_draw_4|knows_riding_6|knows_horse_archery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ironflesh_5|knows_power_strike_6|knows_riding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itm_gondor_citadel_sword,itm_gondor_2h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itm_leather_boot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 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itm_mail_coif_good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woodelf_leather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itm_woodelf_boots_good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itm_woodelf_leather_boot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itm_woodelf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woodelf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itm_mail_coif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itm_mail_coif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itm_mail_coif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a_good,itm_dale_med_a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9|knows_shield_3|knows_power_strike_8|knows_ironflesh_8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itm_mail_coif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itm_mail_coif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2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itm_mail_coif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3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4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mail_coif_good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ism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a3_dism_skirmisher_of_rohan&quot;,&quot;Skirmisher_of_Rohan&quot;,&quot;Skirmishers_of_Rohan&quot;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" calcext:value-type="string">
            <text:p>["a3_dism_skirmisher_of_rohan","Skirmisher_of_Rohan","Skirmishers_of_Rohan"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ism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a4_dism_veteran_skirmisher_of_rohan&quot;,&quot;Veteran_Skirmisher_of_Rohan&quot;,&quot;Veteran_Skirmishers_of_Rohan&quot;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" calcext:value-type="string">
            <text:p>["a4_dism_veteran_skirmisher_of_rohan","Veteran_Skirmisher_of_Rohan","Veteran_Skirmishers_of_Rohan"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ism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a5_dism_elite_skirmisher_of_rohan&quot;,&quot;Elite_Skirmisher_of_Rohan&quot;,&quot;Elite_Skirmishers_of_Rohan&quot;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" calcext:value-type="string">
            <text:p>["a5_dism_elite_skirmisher_of_rohan","Elite_Skirmisher_of_Rohan","Elite_Skirmishers_of_Rohan"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itm_harad_sabre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itm_black_snake_sword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itm_black_snake_sword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black_snake_sword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black_snake_sword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itm_harad_heavy_sword_bad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heavy_sword_bad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heavy_sword_bad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arad_heavy_sword_goo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3|knows_power_strike_5|knows_shield_3|knows_riding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itm_black_snake_sword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_good,itm_harad_heavy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3|knows_power_strike_4|knows_power_draw_5|knows_riding_7|knows_horse_archery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_big,itm_dunland_javelin_big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_big,itm_dunland_javelin_big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_big,itm_dunland_javelin_big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_big,itm_dunland_javelin_big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_big,itm_dunland_javelin_big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_big,itm_dunland_javelin_big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shield_3|knows_riding_5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ironflesh_4|knows_power_strike_4|knows_shield_3|knows_riding_5 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ironflesh_4|knows_power_strike_4|knows_shield_3|knows_riding_5 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riding_7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5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2|knows_power_strike_3|knows_power_throw_5|knows_shield_3|knows_riding_7|knows_horse_archery_6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<text:span text:style-name="T1">tf_orc|tfg_armor|</text:span>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<text:span text:style-name="T1">tf_orc| tf_mounted| tfg_ranged| tfg_armor| tfg_helm|</text:span>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1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7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2">00.00.0000</text:date>, <text:time style:data-style-name="N2" text:time-value="18:37:07.82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2-10-22T18:59:56.529000000</dc:date>
    <meta:editing-cycles>565</meta:editing-cycles>
    <meta:editing-duration>P6DT20H10M14S</meta:editing-duration>
    <meta:document-statistic meta:table-count="2" meta:cell-count="7112" meta:object-count="0"/>
  </office:meta>
</office:document-meta>
</file>